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bottom="0.1965in"/>
      <style:text-properties fo:font-size="18pt" style:font-size-asian="18pt"/>
    </style:style>
    <style:style style:name="P2" style:parent-style-name="Standard" style:family="paragraph">
      <style:paragraph-properties fo:margin-bottom="0.1965in"/>
      <style:text-properties fo:font-size="18pt" style:font-size-asian="18pt"/>
    </style:style>
    <style:style style:name="P3" style:parent-style-name="Standard" style:family="paragraph">
      <style:paragraph-properties fo:margin-bottom="0.1965in"/>
      <style:text-properties fo:font-size="18pt" style:font-size-asian="18pt"/>
    </style:style>
    <style:style style:name="P4" style:parent-style-name="Standard" style:family="paragraph">
      <style:paragraph-properties fo:margin-bottom="0.1965in"/>
      <style:text-properties fo:font-size="18pt" style:font-size-asian="18pt"/>
    </style:style>
    <style:style style:name="P5" style:parent-style-name="Standard" style:family="paragraph">
      <style:paragraph-properties fo:margin-bottom="0.1965in"/>
      <style:text-properties fo:font-size="18pt" style:font-size-asian="18pt"/>
    </style:style>
    <style:style style:name="P6" style:parent-style-name="Standard" style:family="paragraph">
      <style:paragraph-properties fo:margin-bottom="0.1965in"/>
      <style:text-properties fo:font-size="18pt" style:font-size-asian="18pt"/>
    </style:style>
    <style:style style:name="P7" style:parent-style-name="Standard" style:family="paragraph">
      <style:paragraph-properties fo:margin-bottom="0.1965in"/>
      <style:text-properties fo:font-size="18pt" style:font-size-asian="18pt"/>
    </style:style>
    <style:style style:name="P8" style:parent-style-name="Standard" style:family="paragraph">
      <style:paragraph-properties fo:margin-bottom="0.1965in"/>
      <style:text-properties fo:font-size="18pt" style:font-size-asian="18pt"/>
    </style:style>
    <style:style style:name="P9" style:parent-style-name="Standard" style:family="paragraph">
      <style:paragraph-properties fo:margin-bottom="0.1965in"/>
      <style:text-properties fo:font-size="18pt" style:font-size-asian="18pt"/>
    </style:style>
    <style:style style:name="P10" style:parent-style-name="Standard" style:family="paragraph">
      <style:paragraph-properties fo:margin-bottom="0.1965in"/>
      <style:text-properties fo:font-size="18pt" style:font-size-asian="18pt"/>
    </style:style>
    <style:style style:name="P11" style:parent-style-name="Standard" style:family="paragraph">
      <style:paragraph-properties fo:margin-bottom="0.1965in"/>
      <style:text-properties fo:font-size="18pt" style:font-size-asian="18pt"/>
    </style:style>
    <style:style style:name="P12" style:parent-style-name="Standard" style:family="paragraph">
      <style:text-properties fo:font-size="18pt" style:font-size-asian="18pt"/>
    </style:style>
    <style:style style:name="P13" style:parent-style-name="Standard" style:family="paragraph">
      <style:text-properties fo:font-size="18pt" style:font-size-asian="18pt"/>
    </style:style>
    <style:style style:name="P14" style:parent-style-name="Standard" style:family="paragraph">
      <style:text-properties fo:font-size="18pt" style:font-size-asian="18pt"/>
    </style:style>
    <style:style style:name="P15" style:parent-style-name="Standard" style:family="paragraph">
      <style:text-properties fo:font-size="18pt" style:font-size-asian="18pt"/>
    </style:style>
    <style:style style:name="P16" style:parent-style-name="Standard" style:family="paragraph">
      <style:text-properties fo:font-size="18pt" style:font-size-asian="18pt"/>
    </style:style>
    <style:style style:name="P17" style:parent-style-name="Standard" style:family="paragraph">
      <style:text-properties fo:font-size="18pt" style:font-size-asian="18pt"/>
    </style:style>
    <style:style style:name="P18" style:parent-style-name="Standard" style:family="paragraph">
      <style:text-properties fo:font-size="18pt" style:font-size-asian="18pt"/>
    </style:style>
    <style:style style:name="P19" style:parent-style-name="Standard" style:family="paragraph">
      <style:text-properties fo:font-size="18pt" style:font-size-asian="18pt"/>
    </style:style>
    <style:style style:name="P20" style:parent-style-name="Standard" style:family="paragraph">
      <style:text-properties fo:font-size="18pt" style:font-size-asian="18pt"/>
    </style:style>
    <style:style style:name="P21" style:parent-style-name="Standard" style:family="paragraph">
      <style:text-properties fo:font-size="18pt" style:font-size-asian="18pt"/>
    </style:style>
    <style:style style:name="P22" style:parent-style-name="Standard" style:family="paragraph">
      <style:text-properties fo:font-size="18pt" style:font-size-asian="18pt"/>
    </style:style>
    <style:style style:name="P23" style:parent-style-name="Standard" style:family="paragraph">
      <style:text-properties fo:font-size="18pt" style:font-size-asian="18pt"/>
    </style:style>
    <style:style style:name="P24" style:parent-style-name="Standard" style:family="paragraph">
      <style:text-properties fo:font-size="18pt" style:font-size-asian="18pt"/>
    </style:style>
    <style:style style:name="P25" style:parent-style-name="Standard" style:family="paragraph">
      <style:text-properties fo:font-size="18pt" style:font-size-asian="18pt"/>
    </style:style>
    <style:style style:name="P26" style:parent-style-name="Standard" style:family="paragraph">
      <style:text-properties fo:font-size="18pt" style:font-size-asian="18pt"/>
    </style:style>
    <style:style style:name="P27" style:parent-style-name="Standard" style:family="paragraph">
      <style:text-properties fo:font-size="18pt" style:font-size-asian="18pt"/>
    </style:style>
    <style:style style:name="P28" style:parent-style-name="Standard" style:family="paragraph">
      <style:text-properties fo:font-size="18pt" style:font-size-asian="18pt"/>
    </style:style>
    <style:style style:name="P29" style:parent-style-name="Standard" style:family="paragraph">
      <style:text-properties fo:font-size="18pt" style:font-size-asian="18pt"/>
    </style:style>
    <style:style style:name="P30" style:parent-style-name="Standard" style:family="paragraph">
      <style:text-properties fo:font-size="18pt" style:font-size-asian="18pt"/>
    </style:style>
    <style:style style:name="P31" style:parent-style-name="Standard" style:family="paragraph">
      <style:text-properties fo:font-size="18pt" style:font-size-asian="18pt"/>
    </style:style>
    <style:style style:name="P32" style:parent-style-name="Standard" style:family="paragraph">
      <style:text-properties fo:font-size="18pt" style:font-size-asian="18pt"/>
    </style:style>
    <style:style style:name="P33" style:parent-style-name="Standard" style:family="paragraph">
      <style:text-properties fo:font-size="18pt" style:font-size-asian="18pt"/>
    </style:style>
    <style:style style:name="P34" style:parent-style-name="Standard" style:family="paragraph">
      <style:text-properties fo:font-size="18pt" style:font-size-asian="18pt"/>
    </style:style>
    <style:style style:name="P35" style:parent-style-name="Standard" style:family="paragraph">
      <style:text-properties fo:font-size="18pt" style:font-size-asian="18pt"/>
    </style:style>
    <style:style style:name="P36" style:parent-style-name="Standard" style:family="paragraph">
      <style:text-properties fo:font-size="18pt" style:font-size-asian="18pt"/>
    </style:style>
    <style:style style:name="P37" style:parent-style-name="Standard" style:family="paragraph">
      <style:text-properties fo:font-size="18pt" style:font-size-asian="18pt"/>
    </style:style>
    <style:style style:name="P38" style:parent-style-name="Standard" style:family="paragraph">
      <style:text-properties fo:font-size="18pt" style:font-size-asian="18pt"/>
    </style:style>
    <style:style style:name="P39" style:parent-style-name="Standard" style:family="paragraph">
      <style:paragraph-properties fo:margin-bottom="0.1965in"/>
      <style:text-properties fo:font-size="18pt" style:font-size-asian="18pt"/>
    </style:style>
    <style:style style:name="P40" style:parent-style-name="Standard" style:family="paragraph">
      <style:text-properties fo:font-size="18pt" style:font-size-asian="18pt"/>
    </style:style>
    <style:style style:name="P41" style:parent-style-name="Standard" style:family="paragraph">
      <style:text-properties fo:font-size="18pt" style:font-size-asian="18pt"/>
    </style:style>
    <style:style style:name="P42" style:parent-style-name="Standard" style:family="paragraph">
      <style:text-properties fo:font-size="18pt" style:font-size-asian="18pt"/>
    </style:style>
    <style:style style:name="P43" style:parent-style-name="Standard" style:family="paragraph">
      <style:paragraph-properties fo:margin-bottom="0.1965in"/>
      <style:text-properties fo:font-size="18pt" style:font-size-asian="18pt"/>
    </style:style>
    <style:style style:name="P44" style:parent-style-name="Standard" style:family="paragraph">
      <style:paragraph-properties fo:margin-bottom="0.1965in"/>
      <style:text-properties fo:font-size="18pt" style:font-size-asian="18pt"/>
    </style:style>
    <style:style style:name="P45" style:parent-style-name="Standard" style:family="paragraph">
      <style:paragraph-properties fo:margin-bottom="0.1965in"/>
    </style:style>
    <style:style style:name="T46" style:parent-style-name="DefaultParagraphFont" style:family="text">
      <style:text-properties fo:color="#004B91" fo:font-size="18pt" style:font-size-asian="18pt"/>
    </style:style>
    <style:style style:name="T47" style:parent-style-name="Hyperlink" style:family="text">
      <style:text-properties fo:font-size="18pt" style:font-size-asian="18pt"/>
    </style:style>
    <style:style style:name="P48" style:parent-style-name="Standard" style:family="paragraph">
      <style:paragraph-properties fo:margin-bottom="0.1965in"/>
      <style:text-properties fo:color="#004B91" fo:font-size="18pt" style:font-size-asian="18pt"/>
    </style:style>
    <style:style style:name="P49" style:parent-style-name="Standard" style:family="paragraph">
      <style:paragraph-properties fo:margin-bottom="0.1965in"/>
      <style:text-properties fo:color="#004B91" fo:font-size="18pt" style:font-size-asian="18pt"/>
    </style:style>
    <style:style style:name="P50" style:parent-style-name="Standard" style:family="paragraph">
      <style:paragraph-properties fo:margin-bottom="0.1965in"/>
      <style:text-properties fo:color="#004B91" fo:font-size="18pt" style:font-size-asian="18pt"/>
    </style:style>
    <style:style style:name="P51" style:parent-style-name="Standard" style:family="paragraph">
      <style:paragraph-properties fo:margin-bottom="0.1965in"/>
      <style:text-properties fo:color="#004B91" fo:font-size="18pt" style:font-size-asian="18pt"/>
    </style:style>
    <style:style style:name="P52" style:parent-style-name="Standard" style:family="paragraph">
      <style:paragraph-properties fo:margin-bottom="0.1965in"/>
      <style:text-properties fo:color="#004B91" fo:font-size="18pt" style:font-size-asian="18pt"/>
    </style:style>
    <style:style style:name="P53" style:parent-style-name="Standard" style:family="paragraph">
      <style:paragraph-properties fo:margin-bottom="0.1965in"/>
      <style:text-properties fo:font-size="18pt" style:font-size-asian="18pt"/>
    </style:style>
    <style:style style:name="P54" style:parent-style-name="Standard" style:family="paragraph">
      <style:paragraph-properties fo:margin-bottom="0.1965in"/>
      <style:text-properties fo:font-size="18pt" style:font-size-asian="18pt"/>
    </style:style>
    <style:style style:name="P55" style:parent-style-name="Standard" style:family="paragraph">
      <style:paragraph-properties fo:margin-bottom="0.1965in"/>
      <style:text-properties fo:font-size="18pt" style:font-size-asian="18pt"/>
    </style:style>
    <style:style style:name="P56" style:parent-style-name="Standard" style:family="paragraph">
      <style:paragraph-properties fo:margin-bottom="0.1965in"/>
      <style:text-properties fo:font-size="18pt" style:font-size-asian="18pt"/>
    </style:style>
    <style:style style:name="P57" style:parent-style-name="Standard" style:family="paragraph">
      <style:paragraph-properties fo:margin-bottom="0.1965in"/>
    </style:style>
    <style:style style:name="T58" style:parent-style-name="DefaultParagraphFont" style:family="text">
      <style:text-properties fo:font-weight="bold" style:font-weight-asian="bold" fo:font-size="18pt" style:font-size-asian="18pt"/>
    </style:style>
    <style:style style:name="P59" style:parent-style-name="Standard" style:family="paragraph">
      <style:paragraph-properties fo:margin-bottom="0.1965in"/>
    </style:style>
    <style:style style:name="T60" style:parent-style-name="DefaultParagraphFont" style:family="text">
      <style:text-properties fo:font-weight="bold" style:font-weight-asian="bold" fo:font-size="18pt" style:font-size-asian="18pt"/>
    </style:style>
    <style:style style:name="P61" style:parent-style-name="Standard" style:family="paragraph">
      <style:paragraph-properties fo:margin-bottom="0.1965in"/>
    </style:style>
    <style:style style:name="T62" style:parent-style-name="DefaultParagraphFont" style:family="text">
      <style:text-properties fo:font-weight="bold" style:font-weight-asian="bold" fo:font-size="18pt" style:font-size-asian="18pt"/>
    </style:style>
    <style:style style:name="P63" style:parent-style-name="Standard" style:family="paragraph">
      <style:paragraph-properties fo:margin-bottom="0.1965in"/>
    </style:style>
    <style:style style:name="T64" style:parent-style-name="DefaultParagraphFont" style:family="text">
      <style:text-properties fo:font-weight="bold" style:font-weight-asian="bold" fo:font-size="18pt" style:font-size-asian="18pt"/>
    </style:style>
    <style:style style:name="P65" style:parent-style-name="Standard" style:family="paragraph">
      <style:paragraph-properties fo:margin-bottom="0.1965in"/>
    </style:style>
    <style:style style:name="T66" style:parent-style-name="DefaultParagraphFont" style:family="text">
      <style:text-properties fo:font-weight="bold" style:font-weight-asian="bold" fo:font-size="18pt" style:font-size-asian="18pt"/>
    </style:style>
    <style:style style:name="P67" style:parent-style-name="Standard" style:family="paragraph">
      <style:paragraph-properties fo:margin-bottom="0.1965in"/>
    </style:style>
    <style:style style:name="T68" style:parent-style-name="DefaultParagraphFont" style:family="text">
      <style:text-properties fo:font-weight="bold" style:font-weight-asian="bold" fo:font-size="18pt" style:font-size-asian="18pt"/>
    </style:style>
    <style:style style:name="P69" style:parent-style-name="Standard" style:family="paragraph">
      <style:paragraph-properties fo:margin-bottom="0.1965in"/>
      <style:text-properties fo:font-size="18pt" style:font-size-asian="18pt"/>
    </style:style>
    <style:style style:name="P70" style:parent-style-name="Standard" style:family="paragraph">
      <style:paragraph-properties fo:margin-bottom="0.1965in"/>
      <style:text-properties fo:font-size="18pt" style:font-size-asian="18pt"/>
    </style:style>
  </office:automatic-styles>
  <office:body>
    <office:text text:use-soft-page-breaks="true">
      <text:p text:style-name="P1">Sudo apt-get update &amp;&amp;<text:s/>sudo apt-get upgrade -y</text:p>
      <text:p text:style-name="P2">sudo apt-get install openjdk-7-jdk -y</text:p>
      <text:p text:style-name="P3">wget http://archive.apache.org/dist/flume/1.4.0/apache-flume-1.4.0-bin.tar.gz</text:p>
      <text:p text:style-name="P4">tar -zxvf apache-flume-1.4.0-bin.tar.gz</text:p>
      <text:p text:style-name="P5">cd apache-flume-1.4.0-bin/conf/</text:p>
      <text:p text:style-name="P6">mv flume-env.sh.template flume-env.sh</text:p>
      <text:p text:style-name="P7">nano<text:s/>/home/ubuntu/apache-flume-1.4.0-bin/conf/flume-env.sh</text:p>
      <text:p text:style-name="P8">JAVA_HOME=/usr/lib/jvm/java-7-openjdk-amd64</text:p>
      <text:p text:style-name="P9">FLUME_CLASSPATH="/home/ubuntu/apache-flume-1.4.0-bin/lib/*.jar"</text:p>
      <text:p text:style-name="P10">cd</text:p>
      <text:p text:style-name="P11">nano flume.conf</text:p>
      <text:p text:style-name="P12"># Flume agent config</text:p>
      <text:p text:style-name="P13">cloudage.sources = eventlog</text:p>
      <text:p text:style-name="P14">cloudage.channels = file_channel</text:p>
      <text:p text:style-name="P15">cloudage.sinks = sink_to_hdfs</text:p>
      <text:p text:style-name="P16"/>
      <text:p text:style-name="P17"># Define / Configure source</text:p>
      <text:p text:style-name="P18">cloudage.sources.eventlog.type = exec</text:p>
      <text:p text:style-name="P19">cloudage.sources.eventlog.command = tail -F /var/log/flume/eventlog.log</text:p>
      <text:p text:style-name="P20">cloudage.sources.eventlog.restart = true</text:p>
      <text:p text:style-name="P21">cloudage.sources.eventlog.batchSize = 1000</text:p>
      <text:p text:style-name="P22">#cloudage.sources.eventlog.type = seq</text:p>
      <text:p text:style-name="P23"/>
      <text:p text:style-name="P24"># HDFS sinks</text:p>
      <text:soft-page-break/>
      <text:p text:style-name="P25">cloudage.sinks.sink_to_hdfs.type = hdfs</text:p>
      <text:p text:style-name="P26">cloudage.sinks.sink_to_hdfs.hdfs.fileType = DataStream</text:p>
      <text:p text:style-name="P27">cloudage.sinks.sink_to_hdfs.hdfs.path = hdfs://localhost:9000/user/ubuntu/flume/events</text:p>
      <text:p text:style-name="P28">cloudage.sinks.sink_to_hdfs.hdfs.filePrefix = eventlog</text:p>
      <text:p text:style-name="P29">cloudage.sinks.sink_to_hdfs.hdfs.fileSuffix = .log</text:p>
      <text:p text:style-name="P30">cloudage.sinks.sink_to_hdfs.hdfs.batchSize = 1000</text:p>
      <text:p text:style-name="P31"/>
      <text:p text:style-name="P32"># Use a channel which buffers events in memory</text:p>
      <text:p text:style-name="P33">cloudage.channels.file_channel.type = file</text:p>
      <text:p text:style-name="P34">cloudage.channels.file_channel.checkpointDir = /var/log/flume/checkpoint</text:p>
      <text:p text:style-name="P35">cloudage.channels.file_channel.dataDirs = /var/log/flume/data</text:p>
      <text:p text:style-name="P36"/>
      <text:p text:style-name="P37"># Bind the source and sink to the channel</text:p>
      <text:p text:style-name="P38">cloudage.sources.eventlog.channels = file_channel</text:p>
      <text:p text:style-name="P39">cloudage.sinks.sink_to_hdfs.channel = file_channel</text:p>
      <text:p text:style-name="P40">sudo mkdir /var/log/flume/</text:p>
      <text:p text:style-name="P41">sudo mkdir /var/log/flume/checkpoint/</text:p>
      <text:p text:style-name="P42">sudo mkdir /var/log/flume/data/</text:p>
      <text:p text:style-name="P43">sudo chmod 777 -R /var/log/flume</text:p>
      <text:p text:style-name="P44">hadoop fs -mkdir hdfs://localhost:9000/user/ubuntu/flume/events</text:p>
      <text:p text:style-name="P45"><text:span text:style-name="T46">wget<text:s/></text:span><text:a xlink:href="https://s3.amazonaws.com/cloud-age/generate_logs.py" office:target-frame-name="_top" xlink:show="replace"><text:span text:style-name="T47">https://s3.amazonaws.com/cloud-age/generate_logs.py</text:span></text:a></text:p>
      <text:p text:style-name="P48">($nano generate_logs.py</text:p>
      <text:p text:style-name="P49">Open another terminal<text:s/></text:p>
      <text:p text:style-name="P50">$<text:s/>sudo python generate_logs.py</text:p>
      <text:p text:style-name="P51">mv flume.conf apache-flume-1.4.0-bin/conf/</text:p>
      <text:p text:style-name="P52">)</text:p>
      <text:soft-page-break/>
      <text:p text:style-name="P53">cd apache-flume-1.4.0-bin/bin</text:p>
      <text:p text:style-name="P54">./flume-ng agent --conf /home/ubuntu/apache-flume-1.4.0-bin/conf/ --conf-file /home/ubuntu/apache-flume-1.4.0-bin/conf/flume.conf <text:s/>--name cloudage</text:p>
      <text:p text:style-name="P55">nc -l localhost 1234</text:p>
      <text:p text:style-name="P56">telnet localhost 1234</text:p>
      <text:p text:style-name="P57"><text:span text:style-name="T58">or</text:span></text:p>
      <text:p text:style-name="P59"><text:span text:style-name="T60">nano .bashrc</text:span></text:p>
      <text:p text:style-name="P61"><text:span text:style-name="T62">export FLUME_PREFIX=/home/ubuntu/apache-flume-1.4.0-bin/</text:span></text:p>
      <text:p text:style-name="P63"><text:span text:style-name="T64">export PATH=$PATH:$FLUME_PREFIX/bin</text:span></text:p>
      <text:p text:style-name="P65"><text:span text:style-name="T66">For a seperate flume server make sure common*.jar is in flume lib</text:span></text:p>
      <text:p text:style-name="P67"><text:span text:style-name="T68">cp /usr/local/hadoop/lib/common*.jar /home/ubuntu/ apache-flume-1.4.0-bin/lib/</text:span></text:p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Akshay</dc:creator>
    <meta:creation-date>2019-11-29T03:14:00Z</meta:creation-date>
    <dc:date>2019-11-29T03:38:00Z</dc:date>
    <meta:template xlink:href="Normal" xlink:type="simple"/>
    <meta:editing-cycles>4</meta:editing-cycles>
    <meta:editing-duration>PT420S</meta:editing-duration>
    <meta:document-statistic meta:page-count="3" meta:paragraph-count="4" meta:word-count="368" meta:character-count="2468" meta:row-count="17" meta:non-whitespace-character-count="2104"/>
  </office:meta>
</office:document-meta>
</file>